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size="10pt"/>
    </style:style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>
      <style:text-properties style:text-position="sub 58%"/>
    </style:style>
    <style:style style:name="P11" style:family="paragraph" style:parent-style-name="Standard" style:list-style-name="L1">
      <style:text-properties style:text-position="sub 58%"/>
    </style:style>
    <style:style style:name="P12" style:family="paragraph" style:parent-style-name="Standard" style:list-style-name="L1">
      <style:text-properties style:text-position="sub 58%"/>
    </style:style>
    <style:style style:name="P13" style:family="paragraph" style:parent-style-name="Standard" style:list-style-name="L1">
      <style:text-properties style:text-position="sub 58%" fo:font-style="normal" style:font-style-asian="normal" style:font-style-complex="normal"/>
    </style:style>
    <style:style style:name="P14" style:family="paragraph" style:parent-style-name="Standard" style:list-style-name="L1">
      <style:text-properties style:text-position="0% 100%"/>
    </style:style>
    <style:style style:name="P15" style:family="paragraph" style:parent-style-name="Standard" style:list-style-name="L1">
      <style:text-properties style:text-position="0% 100%"/>
    </style:style>
    <style:style style:name="P16" style:family="paragraph" style:parent-style-name="Standard" style:list-style-name="L1">
      <style:text-properties style:text-position="0% 100%"/>
    </style:style>
    <style:style style:name="P17" style:family="paragraph" style:parent-style-name="Standard" style:list-style-name="L1">
      <style:text-properties style:text-position="0% 100%"/>
    </style:style>
    <style:style style:name="P18" style:family="paragraph" style:parent-style-name="Standard" style:list-style-name="L1">
      <style:text-properties style:text-position="0% 100%"/>
    </style:style>
    <style:style style:name="P19" style:family="paragraph" style:parent-style-name="Standard" style:list-style-name="L1">
      <style:text-properties style:text-position="0% 100%"/>
    </style:style>
    <style:style style:name="P20" style:family="paragraph" style:parent-style-name="Standard" style:list-style-name="L1">
      <style:text-properties style:text-position="0% 100%"/>
    </style:style>
    <style:style style:name="P21" style:family="paragraph" style:parent-style-name="Standard" style:list-style-name="L1">
      <style:text-properties style:text-position="0% 100%"/>
    </style:style>
    <style:style style:name="P22" style:family="paragraph" style:parent-style-name="Standard" style:list-style-name="L1">
      <style:text-properties style:text-position="0% 100%"/>
    </style:style>
    <style:style style:name="P23" style:family="paragraph" style:parent-style-name="Standard" style:list-style-name="L1">
      <style:text-properties style:text-position="0% 100%"/>
    </style:style>
    <style:style style:name="P24" style:family="paragraph" style:parent-style-name="Standard" style:list-style-name="L1">
      <style:text-properties style:text-position="0% 100%"/>
    </style:style>
    <style:style style:name="P25" style:family="paragraph" style:parent-style-name="Standard" style:list-style-name="L1">
      <style:text-properties style:text-position="0% 100%"/>
    </style:style>
    <style:style style:name="P26" style:family="paragraph" style:parent-style-name="Standard" style:list-style-name="L1">
      <style:text-properties style:text-position="0% 100%"/>
    </style:style>
    <style:style style:name="P27" style:family="paragraph" style:parent-style-name="Standard" style:list-style-name="L1">
      <style:text-properties style:text-position="0% 100%"/>
    </style:style>
    <style:style style:name="P28" style:family="paragraph" style:parent-style-name="Standard" style:list-style-name="L1">
      <style:text-properties style:text-position="0% 100%"/>
    </style:style>
    <style:style style:name="P29" style:family="paragraph" style:parent-style-name="Standard" style:list-style-name="L1">
      <style:text-properties style:text-position="0% 100%"/>
    </style:style>
    <style:style style:name="P30" style:family="paragraph" style:parent-style-name="Standard" style:list-style-name="L1">
      <style:text-properties style:text-position="0% 100%"/>
    </style:style>
    <style:style style:name="P31" style:family="paragraph" style:parent-style-name="Standard" style:list-style-name="L1">
      <style:text-properties style:text-position="0% 100%"/>
    </style:style>
    <style:style style:name="P32" style:family="paragraph" style:parent-style-name="Standard" style:list-style-name="L1">
      <style:text-properties style:text-position="0% 100%"/>
    </style:style>
    <style:style style:name="P33" style:family="paragraph" style:parent-style-name="Standard" style:list-style-name="L1">
      <style:text-properties style:text-position="0% 100%"/>
    </style:style>
    <style:style style:name="P34" style:family="paragraph" style:parent-style-name="Standard" style:list-style-name="L1">
      <style:text-properties style:text-position="0% 100%"/>
    </style:style>
    <style:style style:name="P35" style:family="paragraph" style:parent-style-name="Standard" style:list-style-name="L1">
      <style:text-properties style:text-position="0% 100%"/>
    </style:style>
    <style:style style:name="P36" style:family="paragraph" style:parent-style-name="Standard" style:list-style-name="L1">
      <style:text-properties style:text-position="0% 100%"/>
    </style:style>
    <style:style style:name="P37" style:family="paragraph" style:parent-style-name="Standard" style:list-style-name="L1">
      <style:text-properties style:text-position="0% 100%"/>
    </style:style>
    <style:style style:name="P38" style:family="paragraph" style:parent-style-name="Standard" style:list-style-name="L1">
      <style:text-properties style:text-position="0% 100%"/>
    </style:style>
    <style:style style:name="P39" style:family="paragraph" style:parent-style-name="Standard" style:list-style-name="L2">
      <style:text-properties style:text-position="0% 100%"/>
    </style:style>
    <style:style style:name="P40" style:family="paragraph" style:parent-style-name="Standard" style:list-style-name="L3">
      <style:text-properties style:text-position="0% 100%"/>
    </style:style>
    <style:style style:name="P41" style:family="paragraph" style:parent-style-name="Standard" style:list-style-name="L1">
      <style:text-properties style:text-position="0% 100%"/>
    </style:style>
    <style:style style:name="P42" style:family="paragraph" style:parent-style-name="Standard" style:list-style-name="L1">
      <style:text-properties style:text-position="0% 100%"/>
    </style:style>
    <style:style style:name="P43" style:family="paragraph" style:parent-style-name="Standard" style:list-style-name="L1">
      <style:text-properties style:text-position="0% 100%"/>
    </style:style>
    <style:style style:name="P44" style:family="paragraph" style:parent-style-name="Standard" style:list-style-name="L1">
      <style:text-properties style:text-position="0% 100%"/>
    </style:style>
    <style:style style:name="P45" style:family="paragraph" style:parent-style-name="Standard" style:list-style-name="L1">
      <style:text-properties style:text-position="0% 100%"/>
    </style:style>
    <style:style style:name="T1" style:family="text">
      <style:text-properties fo:font-size="10pt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style:font-style-asian="normal" style:font-style-complex="normal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space-before="6.35mm" text:min-label-width="6.35mm"/>
      </text:list-level-style-number>
      <text:list-level-style-number text:level="2" text:style-name="Numbering_20_Symbols" style:num-prefix=" " style:num-suffix=")" style:num-format="a">
        <style:list-level-properties text:space-before="12.7mm" text:min-label-width="6.35mm"/>
      </text:list-level-style-number>
      <text:list-level-style-bullet text:level="3" text:style-name="Bullet_20_Symbols" style:num-prefix=" " style:num-suffix=" " text:bullet-char="•">
        <style:list-level-properties text:space-before="19.05mm" text:min-label-width="6.35mm"/>
        <style:text-properties style:font-name="StarSymbol1"/>
      </text:list-level-style-bullet>
      <text:list-level-style-bullet text:level="4" text:style-name="Bullet_20_Symbols" style:num-prefix=" " style:num-suffix=" " text:bullet-char="•">
        <style:list-level-properties text:space-before="25.4mm" text:min-label-width="6.35m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1.75mm" text:min-label-width="6.35m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8.1mm" text:min-label-width="6.35m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4.45mm" text:min-label-width="6.35m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0.8mm" text:min-label-width="6.35m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7.15mm" text:min-label-width="6.35m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3.5mm" text:min-label-width="6.35mm"/>
        <style:text-properties style:font-name="StarSymbol1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space-before="6.35mm" text:min-label-width="6.35mm"/>
      </text:list-level-style-number>
      <text:list-level-style-number text:level="2" text:style-name="Numbering_20_Symbols" style:num-prefix=" " style:num-suffix=")" style:num-format="a">
        <style:list-level-properties text:space-before="12.7mm" text:min-label-width="6.35mm"/>
      </text:list-level-style-number>
      <text:list-level-style-bullet text:level="3" text:style-name="Bullet_20_Symbols" style:num-prefix=" " style:num-suffix=" " text:bullet-char="•">
        <style:list-level-properties text:space-before="19.05mm" text:min-label-width="6.35mm"/>
        <style:text-properties style:font-name="StarSymbol1"/>
      </text:list-level-style-bullet>
      <text:list-level-style-bullet text:level="4" text:style-name="Bullet_20_Symbols" style:num-prefix=" " style:num-suffix=" " text:bullet-char="•">
        <style:list-level-properties text:space-before="25.4mm" text:min-label-width="6.35m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1.75mm" text:min-label-width="6.35m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8.1mm" text:min-label-width="6.35m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4.45mm" text:min-label-width="6.35m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0.8mm" text:min-label-width="6.35m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7.15mm" text:min-label-width="6.35m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3.5mm" text:min-label-width="6.35mm"/>
        <style:text-properties style:font-name="StarSymbol1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space-before="6.35mm" text:min-label-width="6.35mm"/>
      </text:list-level-style-number>
      <text:list-level-style-number text:level="2" text:style-name="Numbering_20_Symbols" style:num-prefix=" " style:num-suffix=")" style:num-format="a">
        <style:list-level-properties text:space-before="12.7mm" text:min-label-width="6.35mm"/>
      </text:list-level-style-number>
      <text:list-level-style-bullet text:level="3" text:style-name="Bullet_20_Symbols" style:num-prefix=" " style:num-suffix=" " text:bullet-char="•">
        <style:list-level-properties text:space-before="19.05mm" text:min-label-width="6.35mm"/>
        <style:text-properties style:font-name="StarSymbol1"/>
      </text:list-level-style-bullet>
      <text:list-level-style-bullet text:level="4" text:style-name="Bullet_20_Symbols" style:num-prefix=" " style:num-suffix=" " text:bullet-char="•">
        <style:list-level-properties text:space-before="25.4mm" text:min-label-width="6.35m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1.75mm" text:min-label-width="6.35m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8.1mm" text:min-label-width="6.35m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4.45mm" text:min-label-width="6.35m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0.8mm" text:min-label-width="6.35m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7.15mm" text:min-label-width="6.35m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3.5mm" text:min-label-width="6.35m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Considere la siguiente función de monto. A(t)=t²+2r+3.</text:p>
          <text:list>
            <text:list-item>
              <text:p text:style-name="P1">Encuentre la función de acumulación correspondiente a(t).</text:p>
              <text:list>
                <text:list-header>
                  <text:p text:style-name="P1"><draw:frame draw:style-name="fr1" draw:name="Object1" text:anchor-type="as-char" svg:y="0mm" svg:width="43.18mm" svg:height="32.07m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header>
              </text:list>
            </text:list-item>
            <text:list-item>
              <text:p text:style-name="P1">Verifique que la función a(t) satisface las propiedades de función de acumulación.</text:p>
              <text:list>
                <text:list-header>
                  <text:p text:style-name="P1"><draw:frame draw:style-name="fr2" draw:name="Object2" text:anchor-type="as-char" svg:width="114.21mm" svg:height="48.3mm" draw:z-index="1"><draw:object xlink:href="./Object 2" xlink:type="simple" xlink:show="embed" xlink:actuate="onLoad"/><draw:image xlink:href="./ObjectReplacements/Object 2" xlink:type="simple" xlink:show="embed" xlink:actuate="onLoad"/></draw:frame></text:p>
                </text:list-header>
              </text:list>
            </text:list-item>
            <text:list-item>
              <text:p text:style-name="P1">Encuentre I<text:span text:style-name="T1">n</text:span></text:p>
              <text:list>
                <text:list-header>
                  <text:p text:style-name="P7"><draw:frame draw:style-name="fr1" draw:name="Object3" text:anchor-type="as-char" svg:y="-13.35mm" svg:width="73.25mm" svg:height="43.3mm" draw:z-index="2"><draw:object xlink:href="./Object 3" xlink:type="simple" xlink:show="embed" xlink:actuate="onLoad"/><draw:image xlink:href="./ObjectReplacements/Object 3" xlink:type="simple" xlink:show="embed" xlink:actuate="onLoad"/></draw:frame></text:p>
                </text:list-header>
              </text:list>
            </text:list-item>
          </text:list>
        </text:list-item>
        <text:list-item>
          <text:p text:style-name="P1"><text:s/></text:p>
          <text:list>
            <text:list-item>
              <text:p text:style-name="P1">Probar que A(n)- A(0) = I<text:span text:style-name="T2">1</text:span> +I<text:span text:style-name="T2">2</text:span>+ ... I<text:span text:style-name="T2">n</text:span></text:p>
              <text:list>
                <text:list-header>
                  <text:p text:style-name="P10"><draw:frame draw:style-name="fr2" draw:name="Object4" text:anchor-type="as-char" svg:width="68.97mm" svg:height="22.52m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header>
              </text:list>
            </text:list-item>
            <text:list-item>
              <text:p text:style-name="P14">Interpretar verbalmente los resultados obtenidos en (a).</text:p>
              <text:list>
                <text:list-header>
                  <text:p text:style-name="P14">A(n)-A(0) puede ser interpretado como los intereses obtenidos durante todos los periodos en que un capital K fue invertido en una función de acumulación A(t).</text:p>
                </text:list-header>
              </text:list>
            </text:list-item>
          </text:list>
        </text:list-item>
        <text:list-item>
          <text:p text:style-name="P14">Encuentre la cantidad de intereses ganados entre el tiempo t y el tiempo n, donde t &lt; n si:</text:p>
          <text:list>
            <text:list-item>
              <text:p text:style-name="P14">I<text:span text:style-name="T2">r</text:span>=r</text:p>
              <text:list>
                <text:list-header>
                  <text:p text:style-name="P14"><text:soft-page-break/><draw:frame draw:style-name="fr2" draw:name="Object5" text:anchor-type="as-char" svg:width="115.09mm" svg:height="70.27mm" draw:z-index="4"><draw:object xlink:href="./Object 5" xlink:type="simple" xlink:show="embed" xlink:actuate="onLoad"/><draw:image xlink:href="./ObjectReplacements/Object 5" xlink:type="simple" xlink:show="embed" xlink:actuate="onLoad"/></draw:frame></text:p>
                </text:list-header>
              </text:list>
            </text:list-item>
            <text:list-item>
              <text:p text:style-name="P14">I<text:span text:style-name="T2">r</text:span>=2^r</text:p>
              <text:list>
                <text:list-header>
                  <text:p text:style-name="P14"><draw:frame draw:style-name="fr2" draw:name="Object6" text:anchor-type="as-char" svg:width="92.87mm" svg:height="86.18mm" draw:z-index="5"><draw:object xlink:href="./Object 6" xlink:type="simple" xlink:show="embed" xlink:actuate="onLoad"/><draw:image xlink:href="./ObjectReplacements/Object 6" xlink:type="simple" xlink:show="embed" xlink:actuate="onLoad"/></draw:frame></text:p>
                </text:list-header>
              </text:list>
            </text:list-item>
          </text:list>
        </text:list-item>
        <text:list-item>
          <text:p text:style-name="P14">Se sabe que a(t) es de la forma at²+b. Si $100 invertidos en el tiempo 0 acumulan 172 al tercer periodo, encuentre el valor acumulado de $100 en el periodo 10 invertidos en el periodo 5</text:p>
          <text:list>
            <text:list-item>
              <text:list>
                <text:list-header>
                  <text:p text:style-name="P14"><draw:frame draw:style-name="fr2" draw:name="Object7" text:anchor-type="as-char" svg:width="54.7mm" svg:height="27.06mm" draw:z-index="6"><draw:object xlink:href="./Object 7" xlink:type="simple" xlink:show="embed" xlink:actuate="onLoad"/><draw:image xlink:href="./ObjectReplacements/Object 7" xlink:type="simple" xlink:show="embed" xlink:actuate="onLoad"/></draw:frame></text:p>
                  <text:p text:style-name="P14">Como realmente los $100 van a estar invertidos durante 5 periodos:</text:p>
                  <text:p text:style-name="P14"><draw:frame draw:style-name="fr2" draw:name="Object8" text:anchor-type="as-char" svg:width="60.89mm" svg:height="5.57mm" draw:z-index="7"><draw:object xlink:href="./Object 8" xlink:type="simple" xlink:show="embed" xlink:actuate="onLoad"/><draw:image xlink:href="./ObjectReplacements/Object 8" xlink:type="simple" xlink:show="embed" xlink:actuate="onLoad"/></draw:frame></text:p>
                </text:list-header>
              </text:list>
            </text:list-item>
          </text:list>
        </text:list-item>
        <text:list-item>
          <text:p text:style-name="P14">Sea A(t)=100+5t</text:p>
          <text:list>
            <text:list-item>
              <text:p text:style-name="P14">Encontrar <text:span text:style-name="T5">i</text:span><text:span text:style-name="T2">5</text:span></text:p>
              <text:list>
                <text:list-header>
                  <text:p text:style-name="P14"><draw:frame draw:style-name="fr1" draw:name="Object9" text:anchor-type="as-char" svg:y="-10.67mm" svg:width="66.04mm" svg:height="10.69mm" draw:z-index="8"><draw:object xlink:href="./Object 9" xlink:type="simple" xlink:show="embed" xlink:actuate="onLoad"/><draw:image xlink:href="./ObjectReplacements/Object 9" xlink:type="simple" xlink:show="embed" xlink:actuate="onLoad"/></draw:frame></text:p>
                </text:list-header>
              </text:list>
            </text:list-item>
            <text:list-item>
              <text:p text:style-name="P14"><text:soft-page-break/>Encontrar <text:span text:style-name="T5">i</text:span><text:span text:style-name="T2">10</text:span></text:p>
              <text:list>
                <text:list-header>
                  <text:p text:style-name="P10"><draw:frame draw:style-name="fr2" draw:name="Object10" text:anchor-type="as-char" svg:width="70.26mm" svg:height="10.69mm" draw:z-index="9"><draw:object xlink:href="./Object 10" xlink:type="simple" xlink:show="embed" xlink:actuate="onLoad"/><draw:image xlink:href="./ObjectReplacements/Object 10" xlink:type="simple" xlink:show="embed" xlink:actuate="onLoad"/></draw:frame></text:p>
                </text:list-header>
              </text:list>
            </text:list-item>
          </text:list>
        </text:list-item>
        <text:list-item>
          <text:p text:style-name="P14">Sea A(t)=100(1.1)<text:span text:style-name="T6">t</text:span></text:p>
          <text:list>
            <text:list-item>
              <text:p text:style-name="P14">Encuentre <text:span text:style-name="T5">i</text:span><text:span text:style-name="T2">5</text:span></text:p>
              <text:list>
                <text:list-header>
                  <text:p text:style-name="P10"><draw:frame draw:style-name="fr2" draw:name="Object11" text:anchor-type="as-char" svg:width="118.71mm" svg:height="11.77mm" draw:z-index="10"><draw:object xlink:href="./Object 11" xlink:type="simple" xlink:show="embed" xlink:actuate="onLoad"/><draw:image xlink:href="./ObjectReplacements/Object 11" xlink:type="simple" xlink:show="embed" xlink:actuate="onLoad"/></draw:frame></text:p>
                </text:list-header>
              </text:list>
            </text:list-item>
            <text:list-item>
              <text:p text:style-name="P14">Encuentre <text:span text:style-name="T5">i</text:span><text:span text:style-name="T3">10</text:span></text:p>
              <text:list>
                <text:list-header>
                  <text:p text:style-name="P13"><draw:frame draw:style-name="fr2" draw:name="Object12" text:anchor-type="as-char" svg:width="84.23mm" svg:height="10.69mm" draw:z-index="11"><draw:object xlink:href="./Object 12" xlink:type="simple" xlink:show="embed" xlink:actuate="onLoad"/><draw:image xlink:href="./ObjectReplacements/Object 12" xlink:type="simple" xlink:show="embed" xlink:actuate="onLoad"/></draw:frame></text:p>
                </text:list-header>
              </text:list>
            </text:list-item>
          </text:list>
        </text:list-item>
        <text:list-item>
          <text:p text:style-name="P14">Muestre que A(n)=(1+i<text:span text:style-name="T2">n</text:span>)A(n-1)</text:p>
          <text:list>
            <text:list-item>
              <text:list>
                <text:list-header>
                  <text:p text:style-name="P14"><draw:frame draw:style-name="fr2" draw:name="Object13" text:anchor-type="as-char" svg:width="103.8mm" svg:height="53.66mm" draw:z-index="12"><draw:object xlink:href="./Object 13" xlink:type="simple" xlink:show="embed" xlink:actuate="onLoad"/><draw:image xlink:href="./ObjectReplacements/Object 13" xlink:type="simple" xlink:show="embed" xlink:actuate="onLoad"/></draw:frame></text:p>
                </text:list-header>
              </text:list>
            </text:list-item>
          </text:list>
        </text:list-item>
        <text:list-item>
          <text:p text:style-name="P14">Si A(4)=1000 , <text:s/><text:span text:style-name="T5">i</text:span><text:span text:style-name="T2">n</text:span> =.01<text:span text:style-name="T5">n,</text:span><text:span text:style-name="T7"> encuentre A(7)</text:span></text:p>
          <text:list>
            <text:list-item>
              <text:list>
                <text:list-header>
                  <text:p text:style-name="P14"><text:span text:style-name="T7">A(n)=A(n-1)(1+</text:span><text:span text:style-name="T5">i</text:span><text:span text:style-name="T4">n</text:span><text:span text:style-name="T7">)</text:span></text:p>
                  <text:p text:style-name="P14"><text:span text:style-name="T7">A(5)=A(4)(1+.01(5))=1050</text:span></text:p>
                </text:list-header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header>
                  <text:p text:style-name="P39"><text:span text:style-name="T7">A(6)=A(5)(1+.01(6))=1113</text:span></text:p>
                </text:list-header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header>
                  <text:p text:style-name="P40"><text:span text:style-name="T7">A(7)=A(6)(1+.01(7))=1190.91</text:span></text:p>
                </text:list-header>
              </text:list>
            </text:list-item>
          </text:list>
        </text:list-item>
      </text:list>
      <text:list text:style-name="L1" text:continue-numbering="true">
        <text:list-item>
          <text:p text:style-name="P14"/>
          <text:list>
            <text:list-item>
              <text:p text:style-name="P14">¿A que taza de interés simple $500 se acumularán a $615 en 2 ½ años?</text:p>
              <text:list>
                <text:list-header>
                  <text:p text:style-name="P14"><draw:frame draw:style-name="fr3" draw:name="Object14" text:anchor-type="as-char" svg:width="46.36mm" svg:height="31.87mm" draw:z-index="13"><draw:object xlink:href="./Object 14" xlink:type="simple" xlink:show="embed" xlink:actuate="onLoad"/><draw:image xlink:href="./ObjectReplacements/Object 14" xlink:type="simple" xlink:show="embed" xlink:actuate="onLoad"/></draw:frame></text:p>
                </text:list-header>
              </text:list>
            </text:list-item>
            <text:list-item>
              <text:p text:style-name="P14">¿En cuantos años $500 se acumularan a $630 a una taza de interés del 7.8% simple?</text:p>
              <text:list>
                <text:list-header>
                  <text:p text:style-name="P14"><draw:frame draw:style-name="fr3" draw:name="Object15" text:anchor-type="as-char" svg:width="90.66mm" svg:height="10.57mm" draw:z-index="14"><draw:object xlink:href="./Object 15" xlink:type="simple" xlink:show="embed" xlink:actuate="onLoad"/><draw:image xlink:href="./ObjectReplacements/Object 15" xlink:type="simple" xlink:show="embed" xlink:actuate="onLoad"/></draw:frame></text:p>
                </text:list-header>
              </text:list>
            </text:list-item>
          </text:list>
        </text:list-item>
        <text:list-item>
          <text:p text:style-name="P14"/>
        </text:list-item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" fo:font-size="12pt" fo:language="es" fo:country="MX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layout-grid-square-mode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Ivan Conde</meta:initial-creator>
    <meta:creation-date>2007-11-17T08:26:08</meta:creation-date>
    <dc:creator>Ivan Conde</dc:creator>
    <dc:date>2007-12-03T09:04:25</dc:date>
    <meta:editing-cycles>5</meta:editing-cycles>
    <meta:editing-duration>PT3H7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5" meta:page-count="3" meta:paragraph-count="42" meta:word-count="249" meta:character-count="121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A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row>
              <math:mrow>
                <math:msup>
                  <math:mi>t</math:mi>
                  <math:mn>2</math:mn>
                </math:msup>
                <math:mo math:stretchy="false">+</math:mo>
                <math:mn>2t</math:mn>
              </math:mrow>
              <math:mo math:stretchy="false">+</math:mo>
              <math:mn>3</math:mn>
            </math:mrow>
          </math:mrow>
        </math:mrow>
      </math:mtr>
      <math:mtr>
        <math:mrow>
          <math:mfrac>
            <math:mn>1</math:mn>
            <math:mn>3</math:mn>
          </math:mfrac>
          <math:mi>A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frac>
              <math:mn>1</math:mn>
              <math:mn>3</math:mn>
            </math:mfrac>
          </math:mrow>
          <math:mrow>
            <math:mo math:stretchy="false">(</math:mo>
            <math:mrow>
              <math:mrow>
                <math:msup>
                  <math:mi>t</math:mi>
                  <math:mn>2</math:mn>
                </math:msup>
                <math:mo math:stretchy="false">+</math:mo>
                <math:mn>2t</math:mn>
              </math:mrow>
              <math:mo math:stretchy="false">+</math:mo>
              <math:mn>1</math:mn>
            </math:mrow>
            <math:mo math:stretchy="false">)</math:mo>
          </math:mrow>
        </math:mrow>
      </math:mtr>
      <math:mtr>
        <math:mi math:fontstyle="italic">luego</math:mi>
      </math:mtr>
      <math:mtr>
        <math:mrow>
          <math:mi>a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frac>
              <math:mn>1</math:mn>
              <math:mn>3</math:mn>
            </math:mfrac>
          </math:mrow>
          <math:mrow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n>2t</math:mn>
              </math:mrow>
              <math:mo math:stretchy="false">)</math:mo>
            </math:mrow>
            <math:mo math:stretchy="false">+</math:mo>
            <math:mn>1</math:mn>
          </math:mrow>
        </math:mrow>
      </math:mtr>
    </math:mtable>
    <math:annotation math:encoding="StarMath 5.0">A(t)=t^2 +2t+3 newline 
1 over 3 A(t) = 1 over 3(t^2 + 2t + 1) newline
luego newline
a(t)=1 over 3 (t^2 + 2t) + 1


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i</math:mi>
            <math:mn>10</math:mn>
          </math:msub>
          <math:mo math:stretchy="false">=</math:mo>
          <math:mfrac>
            <math:mrow>
              <math:mi>A</math:mi>
              <math:mrow>
                <math:mrow>
                  <math:mo math:stretchy="false">(</math:mo>
                  <math:mn>10</math:mn>
                  <math:mo math:stretchy="false">)</math:mo>
                </math:mrow>
                <math:mo math:stretchy="false">−</math:mo>
                <math:mi>A</math:mi>
              </math:mrow>
              <math:mrow>
                <math:mo math:stretchy="false">(</math:mo>
                <math:mn>9</math:mn>
                <math:mo math:stretchy="false">)</math:mo>
              </math:mrow>
            </math:mrow>
            <math:mrow>
              <math:mi>A</math:mi>
              <math:mrow>
                <math:mo math:stretchy="false">(</math:mo>
                <math:mn>9</math:mn>
                <math:mo math:stretchy="false">)</math:mo>
              </math:mrow>
            </math:mrow>
          </math:mfrac>
        </math:mrow>
        <math:mo math:stretchy="false">=</math:mo>
        <math:mfrac>
          <math:mrow>
            <math:mn>150</math:mn>
            <math:mo math:stretchy="false">−</math:mo>
            <math:mn>145</math:mn>
          </math:mrow>
          <math:mn>145</math:mn>
        </math:mfrac>
      </math:mrow>
      <math:mo math:stretchy="false">=</math:mo>
      <math:mfrac>
        <math:mn>1</math:mn>
        <math:mn>29</math:mn>
      </math:mfrac>
    </math:mrow>
    <math:annotation math:encoding="StarMath 5.0">i_10={A(10)-A(9)} over {A(9)}={150-145} over 145=1 over 29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i</math:mi>
            <math:mn>5</math:mn>
          </math:msub>
          <math:mo math:stretchy="false">=</math:mo>
          <math:mfrac>
            <math:mrow>
              <math:mi>A</math:mi>
              <math:mrow>
                <math:mrow>
                  <math:mo math:stretchy="false">(</math:mo>
                  <math:mn>5</math:mn>
                  <math:mo math:stretchy="false">)</math:mo>
                </math:mrow>
                <math:mo math:stretchy="false">−</math:mo>
                <math:mi>A</math:mi>
              </math:mrow>
              <math:mrow>
                <math:mo math:stretchy="false">(</math:mo>
                <math:mn>4</math:mn>
                <math:mo math:stretchy="false">)</math:mo>
              </math:mrow>
            </math:mrow>
            <math:mrow>
              <math:mi>A</math:mi>
              <math:mrow>
                <math:mo math:stretchy="false">(</math:mo>
                <math:mn>4</math:mn>
                <math:mo math:stretchy="false">)</math:mo>
              </math:mrow>
            </math:mrow>
          </math:mfrac>
        </math:mrow>
        <math:mo math:stretchy="false">=</math:mo>
        <math:mn>100</math:mn>
      </math:mrow>
      <math:mrow>
        <math:mrow>
          <math:mfrac>
            <math:mrow>
              <math:mo math:stretchy="false">(</math:mo>
              <math:mrow>
                <math:msup>
                  <math:mn>1.1</math:mn>
                  <math:mn>5</math:mn>
                </math:msup>
                <math:mo math:stretchy="false">−</math:mo>
                <math:msup>
                  <math:mn>1.1</math:mn>
                  <math:mn>4</math:mn>
                </math:msup>
              </math:mrow>
              <math:mo math:stretchy="false">)</math:mo>
            </math:mrow>
            <math:mrow>
              <math:mn>100</math:mn>
              <math:mrow>
                <math:mo math:stretchy="false">(</math:mo>
                <math:msup>
                  <math:mn>1.1</math:mn>
                  <math:mn>4</math:mn>
                </math:msup>
                <math:mo math:stretchy="false">)</math:mo>
              </math:mrow>
            </math:mrow>
          </math:mfrac>
          <math:mo math:stretchy="false">=</math:mo>
          <math:mfrac>
            <math:mrow>
              <math:mn>1.61051</math:mn>
              <math:mo math:stretchy="false">−</math:mo>
              <math:mn>1.4641</math:mn>
            </math:mrow>
            <math:mn>1.4641</math:mn>
          </math:mfrac>
        </math:mrow>
        <math:mo math:stretchy="false">=</math:mo>
        <math:mn>0.1</math:mn>
      </math:mrow>
    </math:mrow>
    <math:annotation math:encoding="StarMath 5.0">i_5={A(5)-A(4)} over {A(4)}=100(1.1^5-1.1^4) over {100(1.1^4)}={1.61051-1.4641} over 1.4641=0.1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i</math:mi>
            <math:mn>10</math:mn>
          </math:msub>
          <math:mo math:stretchy="false">=</math:mo>
          <math:mfrac>
            <math:mrow>
              <math:mi>A</math:mi>
              <math:mrow>
                <math:mrow>
                  <math:mo math:stretchy="false">(</math:mo>
                  <math:mn>10</math:mn>
                  <math:mo math:stretchy="false">)</math:mo>
                </math:mrow>
                <math:mo math:stretchy="false">−</math:mo>
                <math:mi>A</math:mi>
              </math:mrow>
              <math:mrow>
                <math:mo math:stretchy="false">(</math:mo>
                <math:mn>9</math:mn>
                <math:mo math:stretchy="false">)</math:mo>
              </math:mrow>
            </math:mrow>
            <math:mrow>
              <math:mi>A</math:mi>
              <math:mrow>
                <math:mo math:stretchy="false">(</math:mo>
                <math:mn>9</math:mn>
                <math:mo math:stretchy="false">)</math:mo>
              </math:mrow>
            </math:mrow>
          </math:mfrac>
        </math:mrow>
        <math:mo math:stretchy="false">=</math:mo>
        <math:mfrac>
          <math:mrow>
            <math:mn>2.5937</math:mn>
            <math:mo math:stretchy="false">−</math:mo>
            <math:mn>2.3579</math:mn>
          </math:mrow>
          <math:mn>2.3579</math:mn>
        </math:mfrac>
      </math:mrow>
      <math:mo math:stretchy="false">=</math:mo>
      <math:mn>0.1</math:mn>
    </math:mrow>
    <math:annotation math:encoding="StarMath 5.0">i_10={A(10)-A(9)} over {A(9)}={2.5937-2.3579} over 2.3579=0.1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i</math:mi>
            <math:mi>n</math:mi>
          </math:msub>
          <math:mo math:stretchy="false">=</math:mo>
          <math:mfrac>
            <math:mrow>
              <math:mi>A</math:mi>
              <math:mrow>
                <math:mrow>
                  <math:mo math:stretchy="false">(</math:mo>
                  <math:mi>n</math:mi>
                  <math:mo math:stretchy="false">)</math:mo>
                </math:mrow>
                <math:mo math:stretchy="false">−</math:mo>
                <math:mi>A</math:mi>
              </math:mrow>
              <math:mrow>
                <math:mo math:stretchy="false">(</math:mo>
                <math:mrow>
                  <math:mi>n</math:mi>
                  <math:mo math:stretchy="false">−</math:mo>
                  <math:mn>1</math:mn>
                </math:mrow>
                <math:mo math:stretchy="false">)</math:mo>
              </math:mrow>
            </math:mrow>
            <math:mrow>
              <math:mi>A</math:mi>
              <math:mrow>
                <math:mo math:stretchy="false">(</math:mo>
                <math:mrow>
                  <math:mi>n</math:mi>
                  <math:mo math:stretchy="false">−</math:mo>
                  <math:mn>1</math:mn>
                </math:mrow>
                <math:mo math:stretchy="false">)</math:mo>
              </math:mrow>
            </math:mrow>
          </math:mfrac>
        </math:mrow>
      </math:mtr>
      <math:mtr>
        <math:mi math:fontstyle="italic">luego</math:mi>
      </math:mtr>
      <math:mtr>
        <math:mrow>
          <math:mrow>
            <math:mrow>
              <math:mn>1</math:mn>
              <math:mo math:stretchy="false">+</math:mo>
              <math:msub>
                <math:mi>i</math:mi>
                <math:mi>n</math:mi>
              </math:msub>
            </math:mrow>
            <math:mo math:stretchy="false">=</math:mo>
            <math:mrow>
              <math:mn>1</math:mn>
              <math:mo math:stretchy="false">+</math:mo>
              <math:mfrac>
                <math:mrow>
                  <math:mi>A</math:mi>
                  <math:mrow>
                    <math:mrow>
                      <math:mo math:stretchy="false">(</math:mo>
                      <math:mi>n</math:mi>
                      <math:mo math:stretchy="false">)</math:mo>
                    </math:mrow>
                    <math:mo math:stretchy="false">−</math:mo>
                    <math:mi>A</math:mi>
                  </math:mrow>
                  <math:mrow>
                    <math:mo math:stretchy="false">(</math:mo>
                    <math:mrow>
                      <math:mi>n</math:mi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row>
                  <math:mi>A</math:mi>
                  <math:mrow>
                    <math:mo math:stretchy="false">(</math:mo>
                    <math:mrow>
                      <math:mi>n</math:mi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frac>
            </math:mrow>
          </math:mrow>
          <math:mo math:stretchy="false">=</math:mo>
          <math:mfrac>
            <math:mrow>
              <math:mi>A</math:mi>
              <math:mrow>
                <math:mrow>
                  <math:mo math:stretchy="false">(</math:mo>
                  <math:mrow>
                    <math:mi>n</math:mi>
                    <math:mo math:stretchy="false">−</math:mo>
                    <math:mn>1</math:mn>
                  </math:mrow>
                  <math:mo math:stretchy="false">)</math:mo>
                </math:mrow>
                <math:mo math:stretchy="false">+</math:mo>
                <math:mi>A</math:mi>
              </math:mrow>
              <math:mrow>
                <math:mrow>
                  <math:mo math:stretchy="false">(</math:mo>
                  <math:mi>n</math:mi>
                  <math:mo math:stretchy="false">)</math:mo>
                </math:mrow>
                <math:mo math:stretchy="false">−</math:mo>
                <math:mi>A</math:mi>
              </math:mrow>
              <math:mrow>
                <math:mo math:stretchy="false">(</math:mo>
                <math:mrow>
                  <math:mi>n</math:mi>
                  <math:mo math:stretchy="false">−</math:mo>
                  <math:mn>1</math:mn>
                </math:mrow>
                <math:mo math:stretchy="false">)</math:mo>
              </math:mrow>
            </math:mrow>
            <math:mrow>
              <math:mi>A</math:mi>
              <math:mrow>
                <math:mo math:stretchy="false">(</math:mo>
                <math:mrow>
                  <math:mi>n</math:mi>
                  <math:mo math:stretchy="false">−</math:mo>
                  <math:mn>1</math:mn>
                </math:mrow>
                <math:mo math:stretchy="false">)</math:mo>
              </math:mrow>
            </math:mrow>
          </math:mfrac>
        </math:mrow>
      </math:mtr>
      <math:mtr>
        <math:mrow>
          <math:mrow>
            <math:mn>1</math:mn>
            <math:mo math:stretchy="false">+</math:mo>
            <math:msub>
              <math:mi>i</math:mi>
              <math:mi>n</math:mi>
            </math:msub>
          </math:mrow>
          <math:mo math:stretchy="false">=</math:mo>
          <math:mfrac>
            <math:mrow>
              <math:mi>A</math:mi>
              <math:mrow>
                <math:mo math:stretchy="false">(</math:mo>
                <math:mi>n</math:mi>
                <math:mo math:stretchy="false">)</math:mo>
              </math:mrow>
            </math:mrow>
            <math:mrow>
              <math:mi>A</math:mi>
              <math:mrow>
                <math:mo math:stretchy="false">(</math:mo>
                <math:mrow>
                  <math:mi>n</math:mi>
                  <math:mo math:stretchy="false">−</math:mo>
                  <math:mn>1</math:mn>
                </math:mrow>
                <math:mo math:stretchy="false">)</math:mo>
              </math:mrow>
            </math:mrow>
          </math:mfrac>
        </math:mrow>
      </math:mtr>
      <math:mtr>
        <math:mi math:fontstyle="italic">Entonces</math:mi>
      </math:mtr>
      <math:mtr>
        <math:mrow>
          <math:mrow>
            <math:mo math:stretchy="false">(</math:mo>
            <math:mrow>
              <math:mn>1</math:mn>
              <math:mo math:stretchy="false">+</math:mo>
              <math:msub>
                <math:mi>i</math:mi>
                <math:mi>n</math:mi>
              </math:msub>
            </math:mrow>
            <math:mo math:stretchy="false">)</math:mo>
          </math:mrow>
          <math:mi>A</math:mi>
          <math:mrow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  <math:mo math:stretchy="false">=</math:mo>
            <math:mfrac>
              <math:mrow>
                <math:mi>A</math:mi>
                <math:mrow>
                  <math:mo math:stretchy="false">(</math:mo>
                  <math:mi>n</math:mi>
                  <math:mo math:stretchy="false">)</math:mo>
                </math:mrow>
              </math:mrow>
              <math:mrow>
                <math:mi>A</math:mi>
                <math:mrow>
                  <math:mo math:stretchy="false">(</math:mo>
                  <math:mrow>
                    <math:mi>n</math:mi>
                    <math:mo math:stretchy="false">−</math:mo>
                    <math:mn>1</math:mn>
                  </math:mrow>
                  <math:mo math:stretchy="false">)</math:mo>
                </math:mrow>
              </math:mrow>
            </math:mfrac>
          </math:mrow>
          <math:mi>A</math:mi>
          <math:mrow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  <math:mo math:stretchy="false">=</math:mo>
            <math:mi>A</math:mi>
          </math:mrow>
          <math:mrow>
            <math:mo math:stretchy="false">(</math:mo>
            <math:mi>n</math:mi>
            <math:mo math:stretchy="false">)</math:mo>
          </math:mrow>
        </math:mrow>
      </math:mtr>
    </math:mtable>
    <math:annotation math:encoding="StarMath 5.0">i_n={A(n)-A(n-1)} over {A(n-1)}
newline luego newline
1+i_n=1+{A(n)-A(n-1)} over {A(n-1)}={A(n-1)+A(n)-A(n-1)} over {A(n-1)}
newline
1+i_n={A(n)} over {A(n-1)}
newline Entonces newline
(1+i_n)A(n-1)= {A(n)} over {A(n-1)}A(n-1)=A(n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n>615</math:mn>
            <math:mo math:stretchy="false">=</math:mo>
            <math:mn>500</math:mn>
          </math:mrow>
          <math:mrow>
            <math:mo math:stretchy="false">(</math:mo>
            <math:mrow>
              <math:mrow>
                <math:mn>1</math:mn>
                <math:mo math:stretchy="false">+</math:mo>
                <math:mi>i</math:mi>
              </math:mrow>
              <math:mrow>
                <math:mo math:stretchy="false">(</math:mo>
                <math:mn>2.5</math:mn>
                <math:mo math:stretchy="false">)</math:mo>
              </math:mrow>
            </math:mrow>
            <math:mo math:stretchy="false">)</math:mo>
          </math:mrow>
          <math:mo math:stretchy="false">⇒</math:mo>
        </math:mrow>
      </math:mtr>
      <math:mtr>
        <math:mrow>
          <math:mrow>
            <math:mi>i</math:mi>
            <math:mo math:stretchy="false">=</math:mo>
            <math:mfrac>
              <math:mrow>
                <math:mo math:stretchy="false">{</math:mo>
                <math:mrow>
                  <math:mfrac>
                    <math:mn>615</math:mn>
                    <math:mn>500</math:mn>
                  </math:mfrac>
                  <math:mo math:stretchy="false">−</math:mo>
                  <math:mn>1</math:mn>
                </math:mrow>
                <math:mo math:stretchy="false">}</math:mo>
              </math:mrow>
              <math:mn>2.5</math:mn>
            </math:mfrac>
          </math:mrow>
          <math:mo math:stretchy="false">⇒</math:mo>
        </math:mrow>
      </math:mtr>
      <math:mtr>
        <math:mrow>
          <math:mrow>
            <math:mi>i</math:mi>
            <math:mo math:stretchy="false">=</math:mo>
            <math:mfrac>
              <math:mrow>
                <math:mn>615</math:mn>
                <math:mo math:stretchy="false">−</math:mo>
                <math:mn>500</math:mn>
              </math:mrow>
              <math:mn>1250</math:mn>
            </math:mfrac>
          </math:mrow>
          <math:mo math:stretchy="false">=</math:mo>
          <math:mn>.092</math:mn>
        </math:mrow>
      </math:mtr>
    </math:mtable>
    <math:annotation math:encoding="StarMath 5.0">615=500(1+i(2.5))
 drarrow 
 newline
i= lbrace {615 over 500 - 1} rbrace over 2.5 drarrow newline
i={615-500} over 1250=.092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n>630</math:mn>
        <math:mo math:stretchy="false">=</math:mo>
        <math:mn>500</math:mn>
      </math:mrow>
      <math:mrow>
        <math:mo math:stretchy="false">(</math:mo>
        <math:mrow>
          <math:mrow>
            <math:mn>1</math:mn>
            <math:mo math:stretchy="false">+</math:mo>
            <math:mn>.078</math:mn>
          </math:mrow>
          <math:mrow>
            <math:mo math:stretchy="false">(</math:mo>
            <math:mi>t</math:mi>
            <math:mo math:stretchy="false">)</math:mo>
          </math:mrow>
        </math:mrow>
        <math:mo math:stretchy="false">)</math:mo>
      </math:mrow>
      <math:mo math:stretchy="false">⇒</math:mo>
      <math:mrow>
        <math:mrow>
          <math:mi>t</math:mi>
          <math:mo math:stretchy="false">=</math:mo>
          <math:mfrac>
            <math:mrow>
              <math:mn>630</math:mn>
              <math:mo math:stretchy="false">−</math:mo>
              <math:mn>500</math:mn>
            </math:mrow>
            <math:mrow>
              <math:mrow>
                <math:mo math:stretchy="false">(</math:mo>
                <math:mn>.078</math:mn>
                <math:mo math:stretchy="false">)</math:mo>
              </math:mrow>
              <math:mrow>
                <math:mo math:stretchy="false">(</math:mo>
                <math:mn>500</math:mn>
                <math:mo math:stretchy="false">)</math:mo>
              </math:mrow>
            </math:mrow>
          </math:mfrac>
        </math:mrow>
        <math:mo math:stretchy="false">=</math:mo>
        <math:mn>3.</math:mn>
      </math:mrow>
      <math:mover math:accent="true">
        <math:mn>3</math:mn>
        <math:mo math:stretchy="false">ˉ</math:mo>
      </math:mover>
    </math:mrow>
    <math:annotation math:encoding="StarMath 5.0">630=500(1+.078(t)) drarrow t={630 - 500} over {(.078)(500)}=3. bar 3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(</math:mo>
            <math:mi>a</math:mi>
            <math:mo math:stretchy="false">)</math:mo>
          </math:mrow>
          <math:mi math:fontstyle="italic">Probando</math:mi>
          <math:mi>a</math:mi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n>1</math:mn>
          </math:mrow>
          <math:mi math:fontstyle="italic">para</math:mi>
          <math:mi>a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frac>
              <math:mn>1</math:mn>
              <math:mn>3</math:mn>
            </math:mfrac>
          </math:mrow>
          <math:mrow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n>2t</math:mn>
              </math:mrow>
              <math:mo math:stretchy="false">)</math:mo>
            </math:mrow>
            <math:mo math:stretchy="false">+</math:mo>
            <math:mn>1</math:mn>
          </math:mrow>
        </math:mrow>
      </math:mtr>
      <math:mtr>
        <math:mrow>
          <math:mi>a</math:mi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frac>
              <math:mn>1</math:mn>
              <math:mn>3</math:mn>
            </math:mfrac>
          </math:mrow>
          <math:mrow>
            <math:mrow>
              <math:mrow>
                <math:mo math:stretchy="false">(</math:mo>
                <math:mrow>
                  <math:mrow>
                    <math:msup>
                      <math:mn>0</math:mn>
                      <math:mn>2</math:mn>
                    </math:msup>
                    <math:mo math:stretchy="false">+</math:mo>
                    <math:mn>2</math:mn>
                  </math:mrow>
                  <math:mrow>
                    <math:mo math:stretchy="false">(</math:mo>
                    <math:mn>0</math:mn>
                    <math:mo math:stretchy="false">)</math:mo>
                  </math:mrow>
                </math:mrow>
                <math:mo math:stretchy="false">)</math:mo>
              </math:mrow>
              <math:mo math:stretchy="false">+</math:mo>
              <math:mn>1</math:mn>
            </math:mrow>
            <math:mo math:stretchy="false">=</math:mo>
            <math:mn>1</math:mn>
          </math:mrow>
        </math:mrow>
      </math:mtr>
      <math:mtr>
        <math:mrow>
          <math:mrow>
            <math:mo math:stretchy="false">(</math:mo>
            <math:mi>b</math:mi>
            <math:mo math:stretchy="false">)</math:mo>
          </math:mrow>
          <math:mi math:fontstyle="italic">Probando</math:mi>
          <math:mi math:fontstyle="italic">que</math:mi>
          <math:mi math:fontstyle="italic">la</math:mi>
          <math:mi math:fontstyle="italic">función</math:mi>
          <math:mi math:fontstyle="italic">es</math:mi>
          <math:mi math:fontstyle="italic">creciente.</math:mi>
        </math:mrow>
      </math:mtr>
      <math:mtr>
        <math:mrow>
          <math:mfrac>
            <math:mi>d</math:mi>
            <math:mi math:fontstyle="italic">dt</math:mi>
          </math:mfrac>
          <math:mi>a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frac>
              <math:mi>d</math:mi>
              <math:mi math:fontstyle="italic">dt</math:mi>
            </math:mfrac>
          </math:mrow>
          <math:mrow>
            <math:mo math:stretchy="false">(</math:mo>
            <math:mrow>
              <math:mrow>
                <math:mfrac>
                  <math:msup>
                    <math:mi>t</math:mi>
                    <math:mn>2</math:mn>
                  </math:msup>
                  <math:mn>3</math:mn>
                </math:mfrac>
                <math:mo math:stretchy="false">+</math:mo>
                <math:mfrac>
                  <math:mn>2</math:mn>
                  <math:mn>3</math:mn>
                </math:mfrac>
              </math:mrow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+</math:mo>
                <math:mn>1</math:mn>
              </math:mrow>
            </math:mrow>
            <math:mo math:stretchy="false">)</math:mo>
          </math:mrow>
        </math:mrow>
      </math:mtr>
      <math:mtr>
        <math:mrow>
          <math:mfrac>
            <math:mi>d</math:mi>
            <math:mi math:fontstyle="italic">dt</math:mi>
          </math:mfrac>
          <math:mi>a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frac>
              <math:mn>2</math:mn>
              <math:mn>3</math:mn>
            </math:mfrac>
          </math:mrow>
          <math:mrow>
            <math:mi>t</math:mi>
            <math:mo math:stretchy="false">+</math:mo>
            <math:mfrac>
              <math:mn>2</math:mn>
              <math:mn>3</math:mn>
            </math:mfrac>
          </math:mrow>
          <math:mrow>
            <math:mi/>
            <math:mo math:stretchy="false">&gt;</math:mo>
            <math:mn>0</math:mn>
          </math:mrow>
          <math:mi/>
          <math:mo math:stretchy="false">∀</math:mo>
          <math:mrow>
            <math:mi>t</math:mi>
            <math:mo math:stretchy="false">&gt;</math:mo>
            <math:mn>0</math:mn>
          </math:mrow>
          <math:mi/>
          <math:mi math:fontstyle="italic">entonces</math:mi>
          <math:mi/>
          <math:mi>a</math:mi>
          <math:mrow>
            <math:mo math:stretchy="false">(</math:mo>
            <math:mi>t</math:mi>
            <math:mo math:stretchy="false">)</math:mo>
          </math:mrow>
          <math:mi/>
          <math:mi math:fontstyle="italic">es</math:mi>
          <math:mi/>
          <math:mi math:fontstyle="italic">creciente.</math:mi>
        </math:mrow>
      </math:mtr>
    </math:mtable>
    <math:annotation math:encoding="StarMath 5.0">(a)Probando a(0)=1 para a(t)=1 over 3 (t^2 +2t)+1
newline
a(0)=1 over 3 (0^2 +2(0))+1=1
newline
(b)Probando que la función es creciente.
newline
d over dt a(t)= d over dt (t^2 over 3 +2 over 3(t)+1)
newline
d over dt a(t) = 2 over 3 t + 2 over 3 ~&gt;0 ~forall t&gt;0 `entonces `a(t) `es `creciente.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I</math:mi>
              <math:mi>t</math:mi>
            </math:msub>
            <math:mo math:stretchy="false">=</math:mo>
            <math:mi>A</math:mi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−</math:mo>
            <math:mi>A</math:mi>
          </math:mrow>
          <math:mrow>
            <math:mo math:stretchy="false">(</math:mo>
            <math:mrow>
              <math:mi>t</math:mi>
              <math:mo math:stretchy="false">−</math:mo>
              <math:mn>1</math:mn>
            </math:mrow>
            <math:mo math:stretchy="false">)</math:mo>
          </math:mrow>
        </math:mrow>
      </math:mtr>
      <math:mtr>
        <math:mrow>
          <math:msub>
            <math:mi>I</math:mi>
            <math:mi>t</math:mi>
          </math:msub>
          <math:mo math:stretchy="false">=</math:mo>
          <math:mrow>
            <math:mrow>
              <math:mo math:stretchy="false">{</math:mo>
              <math:mrow>
                <math:mrow>
                  <math:msup>
                    <math:mi>t</math:mi>
                    <math:mn>2</math:mn>
                  </math:msup>
                  <math:mo math:stretchy="false">+</math:mo>
                  <math:mn>2t</math:mn>
                </math:mrow>
                <math:mo math:stretchy="false">+</math:mo>
                <math:mn>3</math:mn>
              </math:mrow>
              <math:mo math:stretchy="false">}</math:mo>
            </math:mrow>
            <math:mo math:stretchy="false">−</math:mo>
            <math:mrow>
              <math:mo math:stretchy="false">{</math:mo>
              <math:mrow>
                <math:mrow>
                  <math:msup>
                    <math:mrow>
                      <math:mo math:stretchy="false">(</math:mo>
                      <math:mrow>
                        <math:mi>t</math:mi>
                        <math:mo math:stretchy="false">−</math:mo>
                        <math:mn>1</math:mn>
                      </math:mrow>
                      <math:mo math:stretchy="false">)</math:mo>
                    </math:mrow>
                    <math:mn>2</math:mn>
                  </math:msup>
                  <math:mo math:stretchy="false">+</math:mo>
                  <math:mn>2</math:mn>
                </math:mrow>
                <math:mrow>
                  <math:mrow>
                    <math:mo math:stretchy="false">(</math:mo>
                    <math:mrow>
                      <math:mi>t</math:mi>
                      <math:mo math:stretchy="false">−</math:mo>
                      <math:mn>1</math:mn>
                    </math:mrow>
                    <math:mo math:stretchy="false">)</math:mo>
                  </math:mrow>
                  <math:mo math:stretchy="false">+</math:mo>
                  <math:mn>3</math:mn>
                </math:mrow>
              </math:mrow>
              <math:mo math:stretchy="false">}</math:mo>
            </math:mrow>
          </math:mrow>
        </math:mrow>
      </math:mtr>
      <math:mtr>
        <math:mrow>
          <math:msub>
            <math:mi>I</math:mi>
            <math:mi>t</math:mi>
          </math:msub>
          <math:mo math:stretchy="false">=</math:mo>
          <math:mrow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n>2t</math:mn>
              </math:mrow>
              <math:mo math:stretchy="false">)</math:mo>
            </math:mrow>
            <math:mo math:stretchy="false">−</math:mo>
            <math:mrow>
              <math:mo math:stretchy="false">[</math:mo>
              <math:mrow>
                <math:mrow>
                  <math:msup>
                    <math:mrow>
                      <math:mo math:stretchy="false">(</math:mo>
                      <math:mrow>
                        <math:mi>t</math:mi>
                        <math:mo math:stretchy="false">−</math:mo>
                        <math:mn>1</math:mn>
                      </math:mrow>
                      <math:mo math:stretchy="false">)</math:mo>
                    </math:mrow>
                    <math:mn>2</math:mn>
                  </math:msup>
                  <math:mo math:stretchy="false">+</math:mo>
                  <math:mn>2</math:mn>
                </math:mrow>
                <math:mrow>
                  <math:mo math:stretchy="false">(</math:mo>
                  <math:mrow>
                    <math:mi>t</math:mi>
                    <math:mo math:stretchy="false">−</math:mo>
                    <math:mn>1</math:mn>
                  </math:mrow>
                  <math:mo math:stretchy="false">)</math:mo>
                </math:mrow>
              </math:mrow>
              <math:mo math:stretchy="false">]</math:mo>
            </math:mrow>
          </math:mrow>
        </math:mrow>
      </math:mtr>
      <math:mtr>
        <math:mrow>
          <math:msub>
            <math:mi>I</math:mi>
            <math:mi>t</math:mi>
          </math:msub>
          <math:mo math:stretchy="false">=</math:mo>
          <math:mrow>
            <math:mrow>
              <math:mrow>
                <math:mrow>
                  <math:msup>
                    <math:mi>t</math:mi>
                    <math:mn>2</math:mn>
                  </math:msup>
                  <math:mo math:stretchy="false">+</math:mo>
                  <math:mn>2t</math:mn>
                </math:mrow>
                <math:mo math:stretchy="false">−</math:mo>
                <math:msup>
                  <math:mrow>
                    <math:mo math:stretchy="false">(</math:mo>
                    <math:mrow>
                      <math:mi>t</math:mi>
                      <math:mo math:stretchy="false">−</math:mo>
                      <math:mn>1</math:mn>
                    </math:mrow>
                    <math:mo math:stretchy="false">)</math:mo>
                  </math:mrow>
                  <math:mn>2</math:mn>
                </math:msup>
              </math:mrow>
              <math:mo math:stretchy="false">−</math:mo>
              <math:mn>2t</math:mn>
            </math:mrow>
            <math:mo math:stretchy="false">+</math:mo>
            <math:mn>2</math:mn>
          </math:mrow>
        </math:mrow>
      </math:mtr>
      <math:mtr>
        <math:mrow>
          <math:msub>
            <math:mi>I</math:mi>
            <math:mi>t</math:mi>
          </math:msub>
          <math:mo math:stretchy="false">=</math:mo>
          <math:mrow>
            <math:mrow>
              <math:msup>
                <math:mi>t</math:mi>
                <math:mn>2</math:mn>
              </math:msup>
              <math:mo math:stretchy="false">−</math:mo>
              <math:msup>
                <math:mrow>
                  <math:mo math:stretchy="false">(</math:mo>
                  <math:mrow>
                    <math:mi>t</math:mi>
                    <math:mo math:stretchy="false">−</math:mo>
                    <math:mn>1</math:mn>
                  </math:mrow>
                  <math:mo math:stretchy="false">)</math:mo>
                </math:mrow>
                <math:mn>2</math:mn>
              </math:msup>
            </math:mrow>
            <math:mo math:stretchy="false">+</math:mo>
            <math:mn>2</math:mn>
          </math:mrow>
        </math:mrow>
      </math:mtr>
      <math:mtr>
        <math:mrow>
          <math:msub>
            <math:mi>I</math:mi>
            <math:mi>t</math:mi>
          </math:msub>
          <math:mo math:stretchy="false">=</math:mo>
          <math:mrow>
            <math:mrow>
              <math:mrow>
                <math:mrow>
                  <math:msup>
                    <math:mi>t</math:mi>
                    <math:mn>2</math:mn>
                  </math:msup>
                  <math:mo math:stretchy="false">−</math:mo>
                  <math:msup>
                    <math:mi>t</math:mi>
                    <math:mn>2</math:mn>
                  </math:msup>
                </math:mrow>
                <math:mo math:stretchy="false">+</math:mo>
                <math:mn>2t</math:mn>
              </math:mrow>
              <math:mo math:stretchy="false">−</math:mo>
              <math:mn>1</math:mn>
            </math:mrow>
            <math:mo math:stretchy="false">+</math:mo>
            <math:mn>2</math:mn>
          </math:mrow>
        </math:mrow>
      </math:mtr>
      <math:mtr>
        <math:mrow>
          <math:msub>
            <math:mi>I</math:mi>
            <math:mi>t</math:mi>
          </math:msub>
          <math:mo math:stretchy="false">=</math:mo>
          <math:mrow>
            <math:mn>2t</math:mn>
            <math:mo math:stretchy="false">+</math:mo>
            <math:mn>1</math:mn>
          </math:mrow>
        </math:mrow>
      </math:mtr>
    </math:mtable>
    <math:annotation math:encoding="StarMath 5.0">I_{t}=A(t)-A(t-1)
newline
I_{t}= lbrace t^2 +2t +3 rbrace - lbrace (t-1)^2 +2(t-1) +3 rbrace
newline
I_{t}=  (t^2 +2t)  - [(t-1)^2 +2(t-1)]
newline
I_{t}=   t^2 +2t  - (t-1)^2 -2t+2 
newline
I_{t}=  t^2   - (t-1)^2 +2 
newline
I_{t}=  t^2   - t^2 +2t -1 +2 
newline
I_{t}=  2t +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A</math:mi>
          <math:mrow>
            <math:mrow>
              <math:mo math:stretchy="false">(</math:mo>
              <math:mi>n</math:mi>
              <math:mo math:stretchy="false">)</math:mo>
            </math:mrow>
            <math:mo math:stretchy="false">=</math:mo>
            <math:mrow>
              <math:mrow>
                <math:mrow>
                  <math:mrow>
                    <math:mi>K</math:mi>
                    <math:mo math:stretchy="false">+</math:mo>
                    <math:msub>
                      <math:mi>I</math:mi>
                      <math:mn>1</math:mn>
                    </math:msub>
                  </math:mrow>
                  <math:mo math:stretchy="false">+</math:mo>
                  <math:msub>
                    <math:mi>I</math:mi>
                    <math:mn>2</math:mn>
                  </math:msub>
                </math:mrow>
                <math:mo math:stretchy="false">+</math:mo>
                <math:mn>...</math:mn>
              </math:mrow>
              <math:mo math:stretchy="false">+</math:mo>
              <math:msub>
                <math:mi>I</math:mi>
                <math:mi>n</math:mi>
              </math:msub>
            </math:mrow>
          </math:mrow>
        </math:mrow>
      </math:mtr>
      <math:mtr>
        <math:mrow>
          <math:mi>A</math:mi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i>K</math:mi>
          </math:mrow>
        </math:mrow>
      </math:mtr>
      <math:mtr>
        <math:mrow>
          <math:mi>A</math:mi>
          <math:mrow>
            <math:mrow>
              <math:mo math:stretchy="false">(</math:mo>
              <math:mi>n</math:mi>
              <math:mo math:stretchy="false">)</math:mo>
            </math:mrow>
            <math:mo math:stretchy="false">−</math:mo>
            <math:mi>A</math:mi>
          </math:mrow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row>
              <math:mrow>
                <math:mrow>
                  <math:mrow>
                    <math:mrow>
                      <math:mi>K</math:mi>
                      <math:mo math:stretchy="false">+</math:mo>
                      <math:msub>
                        <math:mi>I</math:mi>
                        <math:mn>1</math:mn>
                      </math:msub>
                    </math:mrow>
                    <math:mo math:stretchy="false">+</math:mo>
                    <math:msub>
                      <math:mi>I</math:mi>
                      <math:mn>2</math:mn>
                    </math:msub>
                  </math:mrow>
                  <math:mo math:stretchy="false">+</math:mo>
                  <math:mn>...</math:mn>
                </math:mrow>
                <math:mo math:stretchy="false">+</math:mo>
                <math:msub>
                  <math:mi>I</math:mi>
                  <math:mi>n</math:mi>
                </math:msub>
              </math:mrow>
              <math:mo math:stretchy="false">−</math:mo>
              <math:mi>K</math:mi>
            </math:mrow>
          </math:mrow>
        </math:mrow>
      </math:mtr>
      <math:mtr>
        <math:mrow>
          <math:mi>A</math:mi>
          <math:mrow>
            <math:mrow>
              <math:mo math:stretchy="false">(</math:mo>
              <math:mi>n</math:mi>
              <math:mo math:stretchy="false">)</math:mo>
            </math:mrow>
            <math:mo math:stretchy="false">−</math:mo>
            <math:mi>A</math:mi>
          </math:mrow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row>
              <math:mrow>
                <math:mrow>
                  <math:msub>
                    <math:mi>I</math:mi>
                    <math:mn>1</math:mn>
                  </math:msub>
                  <math:mo math:stretchy="false">+</math:mo>
                  <math:msub>
                    <math:mi>I</math:mi>
                    <math:mn>2</math:mn>
                  </math:msub>
                </math:mrow>
                <math:mo math:stretchy="false">+</math:mo>
                <math:mn>...</math:mn>
              </math:mrow>
              <math:mo math:stretchy="false">+</math:mo>
              <math:msub>
                <math:mi>I</math:mi>
                <math:mi>n</math:mi>
              </math:msub>
            </math:mrow>
          </math:mrow>
        </math:mrow>
      </math:mtr>
    </math:mtable>
    <math:annotation math:encoding="StarMath 5.0">A(n)=K+I_{1}+I_{2}+...+I_{n}
newline
A(0)=K
newline
A(n)-A(0)=K+I_{1}+I_{2}+...+I_{n}-K
newline
A(n)-A(0)=I_{1}+I_{2}+...+I_{n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i math:fontstyle="italic">sea</math:mi>
      </math:mtr>
      <math:mtr>
        <math:mrow>
          <math:msub>
            <math:mi>S</math:mi>
            <math:mi>n</math:mi>
          </math:msub>
          <math:mo math:stretchy="false">=</math:mo>
          <math:mrow>
            <math:mrow>
              <math:mrow>
                <math:mn>1</math:mn>
                <math:mo math:stretchy="false">+</math:mo>
                <math:mn>2</math:mn>
              </math:mrow>
              <math:mo math:stretchy="false">+</math:mo>
              <math:mn>...</math:mn>
            </math:mrow>
            <math:mo math:stretchy="false">+</math:mo>
            <math:mi>n</math:mi>
          </math:mrow>
        </math:mrow>
      </math:mtr>
      <math:mtr>
        <math:mrow>
          <math:mi math:fontstyle="italic">que</math:mi>
          <math:mi/>
          <math:mi math:fontstyle="italic">es</math:mi>
          <math:mi/>
          <math:mi math:fontstyle="italic">lo</math:mi>
          <math:mi/>
          <math:mi math:fontstyle="italic">mismo</math:mi>
          <math:mi/>
          <math:mi math:fontstyle="italic">que</math:mi>
        </math:mrow>
      </math:mtr>
      <math:mtr>
        <math:mrow>
          <math:mi>s</math:mi>
          <math:mrow>
            <math:msub>
              <math:mi>'</math:mi>
              <math:mi>n</math:mi>
            </math:msub>
            <math:mo math:stretchy="false">=</math:mo>
            <math:mrow>
              <math:mrow>
                <math:mrow>
                  <math:mi>n</math:mi>
                  <math:mo math:stretchy="false">+</math:mo>
                  <math:mrow>
                    <math:mo math:stretchy="false">(</math:mo>
                    <math:mrow>
                      <math:mi>n</math:mi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+</math:mo>
                <math:mrow>
                  <math:mo math:stretchy="false">(</math:mo>
                  <math:mrow>
                    <math:mi>n</math:mi>
                    <math:mo math:stretchy="false">−</math:mo>
                    <math:mn>2</math:mn>
                  </math:mrow>
                  <math:mo math:stretchy="false">)</math:mo>
                </math:mrow>
              </math:mrow>
              <math:mo math:stretchy="false">+</math:mo>
              <math:mn>...</math:mn>
            </math:mrow>
          </math:mrow>
          <math:mrow>
            <math:mo math:stretchy="false">(</math:mo>
            <math:mrow>
              <math:mi>n</math:mi>
              <math:mo math:stretchy="false">−</math:mo>
              <math:mrow>
                <math:mo math:stretchy="false">(</math:mo>
                <math:mrow>
                  <math:mi>n</math:mi>
                  <math:mo math:stretchy="false">−</math:mo>
                  <math:mn>1</math:mn>
                </math:mrow>
                <math:mo math:stretchy="false">)</math:mo>
              </math:mrow>
            </math:mrow>
            <math:mo math:stretchy="false">)</math:mo>
          </math:mrow>
        </math:mrow>
      </math:mtr>
      <math:mtr>
        <math:mi math:fontstyle="italic">tenemos</math:mi>
      </math:mtr>
      <math:mtr>
        <math:mrow>
          <math:mrow>
            <math:msub>
              <math:mi>S</math:mi>
              <math:mi>n</math:mi>
            </math:msub>
            <math:mo math:stretchy="false">+</math:mo>
            <math:mi>S</math:mi>
          </math:mrow>
          <math:mrow>
            <math:msub>
              <math:mi>'</math:mi>
              <math:mi>n</math:mi>
            </math:msub>
            <math:mo math:stretchy="false">=</math:mo>
            <math:mrow>
              <math:mrow>
                <math:mo math:stretchy="false">{</math:mo>
                <math:mrow>
                  <math:mrow>
                    <math:mrow>
                      <math:mn>1</math:mn>
                      <math:mo math:stretchy="false">+</math:mo>
                      <math:mn>2</math:mn>
                    </math:mrow>
                    <math:mo math:stretchy="false">+</math:mo>
                    <math:mn>...</math:mn>
                  </math:mrow>
                  <math:mo math:stretchy="false">+</math:mo>
                  <math:mi>n</math:mi>
                </math:mrow>
                <math:mo math:stretchy="false">}</math:mo>
              </math:mrow>
              <math:mo math:stretchy="false">+</math:mo>
              <math:mrow>
                <math:mo math:stretchy="false">{</math:mo>
                <math:mrow>
                  <math:mrow>
                    <math:mrow>
                      <math:mrow>
                        <math:mi>n</math:mi>
                        <math:mo math:stretchy="false">+</math:mo>
                        <math:mrow>
                          <math:mo math:stretchy="false">(</math:mo>
                          <math:mrow>
                            <math:mi>n</math:mi>
                            <math:mo math:stretchy="false">−</math:mo>
                            <math:mn>1</math:mn>
                          </math:mrow>
                          <math:mo math:stretchy="false">)</math:mo>
                        </math:mrow>
                      </math:mrow>
                      <math:mo math:stretchy="false">+</math:mo>
                      <math:mrow>
                        <math:mo math:stretchy="false">(</math:mo>
                        <math:mrow>
                          <math:mi>n</math:mi>
                          <math:mo math:stretchy="false">−</math:mo>
                          <math:mn>2</math:mn>
                        </math:mrow>
                        <math:mo math:stretchy="false">)</math:mo>
                      </math:mrow>
                    </math:mrow>
                    <math:mo math:stretchy="false">+</math:mo>
                    <math:mn>...</math:mn>
                  </math:mrow>
                  <math:mrow>
                    <math:mo math:stretchy="false">(</math:mo>
                    <math:mrow>
                      <math:mi>n</math:mi>
                      <math:mo math:stretchy="false">−</math:mo>
                      <math:mrow>
                        <math:mo math:stretchy="false">(</math:mo>
                        <math:mrow>
                          <math:mi>n</math:mi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}</math:mo>
              </math:mrow>
            </math:mrow>
          </math:mrow>
        </math:mrow>
      </math:mtr>
      <math:mtr>
        <math:mrow>
          <math:mrow>
            <math:mrow>
              <math:msub>
                <math:mn>2S</math:mn>
                <math:mi>n</math:mi>
              </math:msub>
              <math:mo math:stretchy="false">=</math:mo>
              <math:mrow>
                <math:mrow>
                  <math:msub>
                    <math:mi>n</math:mi>
                    <math:mrow>
                      <math:mo math:stretchy="false">(</math:mo>
                      <math:mn>1</math:mn>
                      <math:mo math:stretchy="false">)</math:mo>
                    </math:mrow>
                  </math:msub>
                  <math:mo math:stretchy="false">+</math:mo>
                  <math:mn>...</math:mn>
                </math:mrow>
                <math:mo math:stretchy="false">+</math:mo>
                <math:msub>
                  <math:mi>n</math:mi>
                  <math:mrow>
                    <math:mo math:stretchy="false">(</math:mo>
                    <math:mrow>
                      <math:mi>n</math:mi>
                      <math:mo math:stretchy="false">+</math:mo>
                      <math:mn>1</math:mn>
                    </math:mrow>
                    <math:mo math:stretchy="false">)</math:mo>
                  </math:mrow>
                </math:msub>
              </math:mrow>
            </math:mrow>
            <math:mo math:stretchy="false">=</math:mo>
            <math:mrow>
              <math:mo math:stretchy="false">(</math:mo>
              <math:mrow>
                <math:mi>n</math:mi>
                <math:mo math:stretchy="false">+</math:mo>
                <math:mn>1</math:mn>
              </math:mrow>
              <math:mo math:stretchy="false">)</math:mo>
            </math:mrow>
          </math:mrow>
          <math:mi>n</math:mi>
        </math:mrow>
      </math:mtr>
      <math:mtr>
        <math:mi math:fontstyle="italic">luego</math:mi>
      </math:mtr>
      <math:mtr>
        <math:mrow>
          <math:msub>
            <math:mi>S</math:mi>
            <math:mi>n</math:mi>
          </math:msub>
          <math:mo math:stretchy="false">=</math:mo>
          <math:mfrac>
            <math:mrow>
              <math:mrow>
                <math:mo math:stretchy="false">(</math:mo>
                <math:mrow>
                  <math:mi>n</math:mi>
                  <math:mo math:stretchy="false">+</math:mo>
                  <math:mn>1</math:mn>
                </math:mrow>
                <math:mo math:stretchy="false">)</math:mo>
              </math:mrow>
              <math:mi>n</math:mi>
            </math:mrow>
            <math:mn>2</math:mn>
          </math:mfrac>
        </math:mrow>
      </math:mtr>
      <math:mtr>
        <math:mrow>
          <math:mi math:fontstyle="italic">tenemos</math:mi>
          <math:mi/>
          <math:mi math:fontstyle="italic">entonces</math:mi>
          <math:mi/>
          <math:mi math:fontstyle="italic">que</math:mi>
        </math:mrow>
      </math:mtr>
      <math:mtr>
        <math:mrow>
          <math:mi>A</math:mi>
          <math:mrow>
            <math:mrow>
              <math:mo math:stretchy="false">(</math:mo>
              <math:mi>n</math:mi>
              <math:mo math:stretchy="false">)</math:mo>
            </math:mrow>
            <math:mo math:stretchy="false">−</math:mo>
            <math:mi>A</math:mi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frac>
              <math:mn>1</math:mn>
              <math:mn>2</math:mn>
            </math:mfrac>
          </math:mrow>
          <math:mrow>
            <math:mrow>
              <math:mrow>
                <math:mo math:stretchy="false">(</math:mo>
                <math:mrow>
                  <math:mi>n</math:mi>
                  <math:mo math:stretchy="false">+</math:mo>
                  <math:mn>1</math:mn>
                </math:mrow>
                <math:mo math:stretchy="false">)</math:mo>
              </math:mrow>
              <math:mi>n</math:mi>
            </math:mrow>
            <math:mo math:stretchy="false">−</math:mo>
            <math:mfrac>
              <math:mn>1</math:mn>
              <math:mn>2</math:mn>
            </math:mfrac>
          </math:mrow>
          <math:mrow>
            <math:mrow>
              <math:mo math:stretchy="false">(</math:mo>
              <math:mrow>
                <math:mi>n</math:mi>
                <math:mo math:stretchy="false">+</math:mo>
                <math:mn>1</math:mn>
              </math:mrow>
              <math:mo math:stretchy="false">)</math:mo>
            </math:mrow>
            <math:mi>n</math:mi>
          </math:mrow>
        </math:mrow>
      </math:mtr>
    </math:mtable>
    <math:annotation math:encoding="StarMath 5.0">sea newline
S_{n}=1+2+...+n
newline
que`es`lo`mismo`que
newline
s'_{n}=n+(n-1)+(n-2)+...(n-(n-1))
newline
tenemos newline
S_{n}+S'_{n}=lbrace 1+2+...+n rbrace + lbrace n+(n-1)+(n-2)+...(n-(n-1)) rbrace
newline
2S_{n}=n_(1)+...+n_{(n+1)}=(n+1)n
newline luego newline
S_n={(n+1)n} over {2}
newline
tenemos`entonces`que
newline
A(n)-A(t)=1 over 2 {(n+1)n}-1 over 2 {(n+1)n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sea</math:mi>
          <math:mi/>
          <math:mrow>
            <math:msub>
              <math:mi>S</math:mi>
              <math:mi>n</math:mi>
            </math:msub>
            <math:mo math:stretchy="false">=</math:mo>
            <math:msup>
              <math:mn>2</math:mn>
              <math:mi>n</math:mi>
            </math:msup>
          </math:mrow>
          <math:mi/>
          <math:mi math:fontstyle="italic">con</math:mi>
          <math:mi/>
          <math:mrow>
            <math:mi>n</math:mi>
            <math:mo math:stretchy="false">&gt;</math:mo>
            <math:mn>0</math:mn>
          </math:mrow>
        </math:mrow>
      </math:mtr>
      <math:mtr>
        <math:mrow>
          <math:msub>
            <math:mi>S</math:mi>
            <math:mi>n</math:mi>
          </math:msub>
          <math:mo math:stretchy="false">=</math:mo>
          <math:mrow>
            <math:mrow>
              <math:mrow>
                <math:msup>
                  <math:mn>2</math:mn>
                  <math:mn>1</math:mn>
                </math:msup>
                <math:mo math:stretchy="false">+</math:mo>
                <math:msup>
                  <math:mn>2</math:mn>
                  <math:mn>2</math:mn>
                </math:msup>
              </math:mrow>
              <math:mo math:stretchy="false">+</math:mo>
              <math:mn>...</math:mn>
            </math:mrow>
            <math:mo math:stretchy="false">+</math:mo>
            <math:msup>
              <math:mn>2</math:mn>
              <math:mi>n</math:mi>
            </math:msup>
          </math:mrow>
        </math:mrow>
      </math:mtr>
      <math:mtr>
        <math:mrow>
          <math:mfrac>
            <math:msub>
              <math:mi>S</math:mi>
              <math:mi>n</math:mi>
            </math:msub>
            <math:mn>2</math:mn>
          </math:mfrac>
          <math:mo math:stretchy="false">=</math:mo>
          <math:mrow>
            <math:mrow>
              <math:mrow>
                <math:mn>1</math:mn>
                <math:mo math:stretchy="false">+</math:mo>
                <math:msup>
                  <math:mn>2</math:mn>
                  <math:mn>1</math:mn>
                </math:msup>
              </math:mrow>
              <math:mo math:stretchy="false">+</math:mo>
              <math:mn>...</math:mn>
            </math:mrow>
            <math:mo math:stretchy="false">+</math:mo>
            <math:msup>
              <math:mn>2</math:mn>
              <math:mrow>
                <math:mi>n</math:mi>
                <math:mo math:stretchy="false">−</math:mo>
                <math:mn>1</math:mn>
              </math:mrow>
            </math:msup>
          </math:mrow>
        </math:mrow>
      </math:mtr>
      <math:mtr>
        <math:mrow>
          <math:mi math:fontstyle="italic">Restando</math:mi>
          <math:mi/>
          <math:mi math:fontstyle="italic">las</math:mi>
          <math:mi/>
          <math:mi math:fontstyle="italic">dos</math:mi>
          <math:mi/>
          <math:mi math:fontstyle="italic">ecuaciones</math:mi>
          <math:mi/>
          <math:mi math:fontstyle="italic">tenemos</math:mi>
          <math:mi/>
          <math:mi math:fontstyle="italic">que</math:mi>
        </math:mrow>
      </math:mtr>
      <math:mtr>
        <math:mrow>
          <math:mrow>
            <math:mrow>
              <math:msub>
                <math:mi>S</math:mi>
                <math:mi>n</math:mi>
              </math:msub>
              <math:mo math:stretchy="false">−</math:mo>
              <math:mfrac>
                <math:msub>
                  <math:mi>S</math:mi>
                  <math:mi>n</math:mi>
                </math:msub>
                <math:mn>2</math:mn>
              </math:mfrac>
            </math:mrow>
            <math:mo math:stretchy="false">=</math:mo>
            <math:mfrac>
              <math:mrow>
                <math:msub>
                  <math:mn>2S</math:mn>
                  <math:mi>n</math:mi>
                </math:msub>
                <math:mo math:stretchy="false">−</math:mo>
                <math:msub>
                  <math:mi>S</math:mi>
                  <math:mi>n</math:mi>
                </math:msub>
              </math:mrow>
              <math:mn>2</math:mn>
            </math:mfrac>
          </math:mrow>
          <math:mo math:stretchy="false">=</math:mo>
          <math:mfrac>
            <math:msub>
              <math:mi>S</math:mi>
              <math:mi>n</math:mi>
            </math:msub>
            <math:mn>2</math:mn>
          </math:mfrac>
        </math:mrow>
      </math:mtr>
      <math:mtr>
        <math:mrow>
          <math:mfrac>
            <math:msub>
              <math:mi>S</math:mi>
              <math:mi>n</math:mi>
            </math:msub>
            <math:mn>2</math:mn>
          </math:mfrac>
          <math:mo math:stretchy="false">=</math:mo>
          <math:mrow>
            <math:mrow>
              <math:mo math:stretchy="false">{</math:mo>
              <math:mrow>
                <math:mrow>
                  <math:mrow>
                    <math:msup>
                      <math:mn>2</math:mn>
                      <math:mn>1</math:mn>
                    </math:msup>
                    <math:mo math:stretchy="false">+</math:mo>
                    <math:msup>
                      <math:mn>2</math:mn>
                      <math:mn>2</math:mn>
                    </math:msup>
                  </math:mrow>
                  <math:mo math:stretchy="false">+</math:mo>
                  <math:mn>...</math:mn>
                </math:mrow>
                <math:mo math:stretchy="false">+</math:mo>
                <math:msup>
                  <math:mn>2</math:mn>
                  <math:mi>n</math:mi>
                </math:msup>
              </math:mrow>
              <math:mo math:stretchy="false">}</math:mo>
            </math:mrow>
            <math:mo math:stretchy="false">−</math:mo>
            <math:mrow>
              <math:mo math:stretchy="false">{</math:mo>
              <math:mrow>
                <math:mrow>
                  <math:mrow>
                    <math:mn>1</math:mn>
                    <math:mo math:stretchy="false">+</math:mo>
                    <math:msup>
                      <math:mn>2</math:mn>
                      <math:mn>1</math:mn>
                    </math:msup>
                  </math:mrow>
                  <math:mo math:stretchy="false">+</math:mo>
                  <math:mn>...</math:mn>
                </math:mrow>
                <math:mo math:stretchy="false">+</math:mo>
                <math:msup>
                  <math:mn>2</math:mn>
                  <math:mrow>
                    <math:mi>n</math:mi>
                    <math:mo math:stretchy="false">−</math:mo>
                    <math:mn>1</math:mn>
                  </math:mrow>
                </math:msup>
              </math:mrow>
              <math:mo math:stretchy="false">}</math:mo>
            </math:mrow>
          </math:mrow>
        </math:mrow>
      </math:mtr>
      <math:mtr>
        <math:mrow>
          <math:mfrac>
            <math:msub>
              <math:mi>S</math:mi>
              <math:mi>n</math:mi>
            </math:msub>
            <math:mn>2</math:mn>
          </math:mfrac>
          <math:mo math:stretchy="false">=</math:mo>
          <math:mrow>
            <math:msup>
              <math:mn>2</math:mn>
              <math:mi>n</math:mi>
            </math:msup>
            <math:mo math:stretchy="false">−</math:mo>
            <math:mn>1</math:mn>
          </math:mrow>
        </math:mrow>
      </math:mtr>
      <math:mtr>
        <math:mi math:fontstyle="italic">luego</math:mi>
      </math:mtr>
      <math:mtr>
        <math:mrow>
          <math:mrow>
            <math:msub>
              <math:mi>S</math:mi>
              <math:mi>n</math:mi>
            </math:msub>
            <math:mo math:stretchy="false">=</math:mo>
            <math:mn>2</math:mn>
          </math:mrow>
          <math:mrow>
            <math:mo math:stretchy="false">(</math:mo>
            <math:mrow>
              <math:msup>
                <math:mn>2</math:mn>
                <math:mi>n</math:mi>
              </math:msup>
              <math:mo math:stretchy="false">−</math:mo>
              <math:mn>1</math:mn>
            </math:mrow>
            <math:mo math:stretchy="false">)</math:mo>
          </math:mrow>
        </math:mrow>
      </math:mtr>
      <math:mtr>
        <math:mi math:fontstyle="italic">Entonces.</math:mi>
      </math:mtr>
      <math:mtr>
        <math:mrow>
          <math:mi>A</math:mi>
          <math:mrow>
            <math:mrow>
              <math:mo math:stretchy="false">(</math:mo>
              <math:mi>n</math:mi>
              <math:mo math:stretchy="false">)</math:mo>
            </math:mrow>
            <math:mo math:stretchy="false">−</math:mo>
            <math:mi>A</math:mi>
          </math:mrow>
          <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sub>
                <math:mi>S</math:mi>
                <math:mi>n</math:mi>
              </math:msub>
            </math:mrow>
            <math:mo math:stretchy="false">=</math:mo>
            <math:mn>2</math:mn>
          </math:mrow>
          <math:mrow>
            <math:mrow>
              <math:mo math:stretchy="false">[</math:mo>
              <math:mrow>
                <math:mrow>
                  <math:mo math:stretchy="false">(</math:mo>
                  <math:mrow>
                    <math:msup>
                      <math:mn>2</math:mn>
                      <math:mi>n</math:mi>
                    </math:msup>
                    <math:mo math:stretchy="false">−</math:mo>
                    <math:mn>1</math:mn>
                  </math:mrow>
                  <math:mo math:stretchy="false">)</math:mo>
                </math:mrow>
                <math:mo math:stretchy="false">−</math:mo>
                <math:mrow>
                  <math:mo math:stretchy="false">(</math:mo>
                  <math:mrow>
                    <math:msup>
                      <math:mn>2</math:mn>
                      <math:mi>t</math:mi>
                    </math:msup>
                    <math:mo math:stretchy="false">−</math:mo>
                    <math:mn>1</math:mn>
                  </math:mrow>
                  <math:mo math:stretchy="false">)</math:mo>
                </math:mrow>
              </math:mrow>
              <math:mo math:stretchy="false">]</math:mo>
            </math:mrow>
            <math:mo math:stretchy="false">=</math:mo>
            <math:mn>2</math:mn>
          </math:mrow>
          <math:mrow>
            <math:mo math:stretchy="false">(</math:mo>
            <math:mrow>
              <math:msup>
                <math:mn>2</math:mn>
                <math:mi>n</math:mi>
              </math:msup>
              <math:mo math:stretchy="false">−</math:mo>
              <math:msup>
                <math:mn>2</math:mn>
                <math:mi>t</math:mi>
              </math:msup>
            </math:mrow>
            <math:mo math:stretchy="false">)</math:mo>
          </math:mrow>
        </math:mrow>
      </math:mtr>
    </math:mtable>
    <math:annotation math:encoding="StarMath 5.0">sea`S_n=2^n`con`n&gt;0
newline
S_n=2^1+2^2+...+2^n
newline
S_n over 2= 1+2^1+...+2^{n-1}
newline Restando`las`dos`ecuaciones`tenemos`que newline
S_n-S_n over 2={2S_n-S_n} over 2 = S_n over 2
newline
S_n over 2= lbrace 2^1+2^2+...+2^n rbrace - lbrace 1+2^1+...+2^{n-1} rbrace
newline
S_n over 2= 2^n - 1
newline luego newline
S_n=2(2^n - 1)
newline
Entonces. newline
A(n)-A(t)=S_n=2[(2^n - 1)-(2^t - 1)]=2(2^n - 2^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A</math:mi>
          <math:mrow>
            <math:mrow>
              <math:mrow>
                <math:mo math:stretchy="false">(</math:mo>
                <math:mn>3</math:mn>
                <math:mo math:stretchy="false">)</math:mo>
              </math:mrow>
              <math:mo math:stretchy="false">=</math:mo>
              <math:mn>172</math:mn>
            </math:mrow>
            <math:mo math:stretchy="false">=</math:mo>
            <math:mn>100</math:mn>
          </math:mrow>
          <math:mrow>
            <math:mo math:stretchy="false">(</math:mo>
            <math:mrow>
              <math:mi>a</math:mi>
              <math:mrow>
                <math:msup>
                  <math:mrow>
                    <math:mo math:stretchy="false">(</math:mo>
                    <math:mn>3</math:mn>
                    <math:mo math:stretchy="false">)</math:mo>
                  </math:mrow>
                  <math:mn>2</math:mn>
                </math:msup>
                <math:mo math:stretchy="false">+</math:mo>
                <math:mn>1</math:mn>
              </math:mrow>
            </math:mrow>
            <math:mo math:stretchy="false">)</math:mo>
          </math:mrow>
        </math:mrow>
      </math:mtr>
      <math:mtr>
        <math:mi math:fontstyle="italic">Entonces</math:mi>
      </math:mtr>
      <math:mtr>
        <math:mrow>
          <math:mrow>
            <math:mi>a</math:mi>
            <math:mo math:stretchy="false">=</math:mo>
            <math:mrow>
              <math:mo math:stretchy="false">[</math:mo>
              <math:mrow>
                <math:mfrac>
                  <math:mn>172</math:mn>
                  <math:mn>100</math:mn>
                </math:mfrac>
                <math:mo math:stretchy="false">−</math:mo>
                <math:mn>1</math:mn>
              </math:mrow>
              <math:mo math:stretchy="false">]</math:mo>
            </math:mrow>
          </math:mrow>
          <math:mrow>
            <math:mfrac>
              <math:mn>1</math:mn>
              <math:msup>
                <math:mn>3</math:mn>
                <math:mn>2</math:mn>
              </math:msup>
            </math:mfrac>
            <math:mo math:stretchy="false">=</math:mo>
            <math:mn>0.08</math:mn>
          </math:mrow>
        </math:mrow>
      </math:mtr>
    </math:mtable>
    <math:annotation math:encoding="StarMath 5.0">A(3)=172=100(a(3)^2 + 1)
newline
Entonces newline
a=[172 over 100 -1] 1 over 3^2=0.08
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(</math:mo>
          <math:mn>5</math:mn>
          <math:mo math:stretchy="false">)</math:mo>
        </math:mrow>
        <math:mo math:stretchy="false">=</math:mo>
        <math:mn>100</math:mn>
      </math:mrow>
      <math:mrow>
        <math:mrow>
          <math:mo math:stretchy="false">(</math:mo>
          <math:mrow>
            <math:mrow>
              <math:mn>0.08</math:mn>
              <math:mo math:stretchy="false">∗</math:mo>
              <math:msup>
                <math:mn>5</math:mn>
                <math:mn>2</math:mn>
              </math:msup>
            </math:mrow>
            <math:mo math:stretchy="false">+</math:mo>
            <math:mn>1</math:mn>
          </math:mrow>
          <math:mo math:stretchy="false">)</math:mo>
        </math:mrow>
        <math:mo math:stretchy="false">=</math:mo>
        <math:mn>300</math:mn>
      </math:mrow>
    </math:mrow>
    <math:annotation math:encoding="StarMath 5.0">A(5)=100(0.08*5^2+1)=300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i</math:mi>
            <math:mn>5</math:mn>
          </math:msub>
          <math:mo math:stretchy="false">=</math:mo>
          <math:mfrac>
            <math:mrow>
              <math:mi>A</math:mi>
              <math:mrow>
                <math:mrow>
                  <math:mo math:stretchy="false">(</math:mo>
                  <math:mn>5</math:mn>
                  <math:mo math:stretchy="false">)</math:mo>
                </math:mrow>
                <math:mo math:stretchy="false">−</math:mo>
                <math:mi>A</math:mi>
              </math:mrow>
              <math:mrow>
                <math:mo math:stretchy="false">(</math:mo>
                <math:mn>4</math:mn>
                <math:mo math:stretchy="false">)</math:mo>
              </math:mrow>
            </math:mrow>
            <math:mrow>
              <math:mi>A</math:mi>
              <math:mrow>
                <math:mo math:stretchy="false">(</math:mo>
                <math:mn>4</math:mn>
                <math:mo math:stretchy="false">)</math:mo>
              </math:mrow>
            </math:mrow>
          </math:mfrac>
        </math:mrow>
        <math:mo math:stretchy="false">=</math:mo>
        <math:mfrac>
          <math:mrow>
            <math:mn>125</math:mn>
            <math:mo math:stretchy="false">−</math:mo>
            <math:mn>120</math:mn>
          </math:mrow>
          <math:mn>120</math:mn>
        </math:mfrac>
      </math:mrow>
      <math:mo math:stretchy="false">=</math:mo>
      <math:mfrac>
        <math:mn>1</math:mn>
        <math:mn>24</math:mn>
      </math:mfrac>
    </math:mrow>
    <math:annotation math:encoding="StarMath 5.0">i_5={A(5)-A(4)} over {A(4)}={125-120} over 120=1 over 24</math:annotation>
  </math:semantics>
</math:math>
</file>